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5.5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5.009cm"/>
    </style:style>
    <style:style style:name="co12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fo:padding="0.071cm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0.06pt solid #0000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s" table:style-name="ta1">
        <table:shapes>
          <draw:frame draw:z-index="0" draw:style-name="gr1" draw:text-style-name="P1" svg:width="31.666cm" svg:height="20.565cm" svg:x="0cm" svg:y="4.561cm">
            <draw:object draw:notify-on-update-of-ranges="Timings.A2:Timings.A8 Timings.B1:Timings.B1 Timings.B2:Timings.B8 Timings.A2:Timings.A8 Timings.C1:Timings.C1 Timings.C2:Timings.C8 Timings.A2:Timings.A8 Timings.D1:Timings.D1 Timings.D2:Timings.D8 Timings.A2:Timings.A8 Timings.E1:Timings.E1 Timings.E2:Timings.E8 Timings.A2:Timings.A8 Timings.F1:Timings.F1 Timings.F2:Timings.F8 Timings.A2:Timings.A8 Timings.G1:Timings.G1 Timings.G2:Timings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Timings.A2:Timings.A7 Timings.B1:Timings.B1 Timings.B2:Timings.B7 Timings.A2:Timings.A7 Timings.D1:Timings.D1 Timings.D2:Timing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Timings.A2:Timings.A7 Timings.C1:Timings.C1 Timings.C2:Timings.C7 Timings.A2:Timings.A7 Timings.E1:Timings.E1 Timings.E2:Timings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Timings.A2:Timings.A7 Timings.B1:Timings.B1 Timings.B2:Timings.B7 Timings.A2:Timings.A8 Timings.C1:Timings.C1 Timings.C2:Timings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Timings.A2:Timings.A7 Timings.D1:Timings.D1 Timings.D2:Timings.D7 Timings.A2:Timings.A7 Timings.E1:Timings.E1 Timings.E2:Timings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office:value-type="string" calcext:value-type="string">
            <text:p>MKL</text:p>
          </table:table-cell>
          <table:table-cell table:style-name="ce1" office:value-type="string" calcext:value-type="string">
            <text:p>TransParCacheAwareHardCoded</text:p>
          </table:table-cell>
          <table:table-cell office:value-type="string" calcext:value-type="string">
            <text:p>TransParCacheAwareTiledFirstTry</text:p>
          </table:table-cell>
          <table:table-cell office:value-type="string" calcext:value-type="string">
            <text:p>TransParCacheAwareA(N)xB(1)</text:p>
          </table:table-cell>
          <table:table-cell office:value-type="string" calcext:value-type="string">
            <text:p>TransParCacheAwareA(N)xB(M)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0.251329" calcext:value-type="float">
            <text:p>0.251329</text:p>
          </table:table-cell>
          <table:table-cell office:value-type="float" office:value="0.041367" calcext:value-type="float">
            <text:p>0.041367</text:p>
          </table:table-cell>
          <table:table-cell table:style-name="ce2" office:value-type="float" office:value="0.197479" calcext:value-type="float">
            <text:p>0.197479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0.232216" calcext:value-type="float">
            <text:p>0.232216</text:p>
          </table:table-cell>
          <table:table-cell office:value-type="float" office:value="0.037361" calcext:value-type="float">
            <text:p>0.037361</text:p>
          </table:table-cell>
          <table:table-cell table:style-name="ce2" office:value-type="float" office:value="0.182553" calcext:value-type="float">
            <text:p>0.182553</text:p>
          </table:table-cell>
          <table:table-cell office:value-type="float" office:value="0.211048" calcext:value-type="float">
            <text:p>0.211048</text:p>
          </table:table-cell>
          <table:table-cell office:value-type="string" calcext:value-type="string">
            <text:p>0.215701s</text:p>
          </table:table-cell>
          <table:table-cell office:value-type="string" calcext:value-type="string">
            <text:p>0.181393s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0.275799" calcext:value-type="float">
            <text:p>0.275799</text:p>
          </table:table-cell>
          <table:table-cell office:value-type="float" office:value="0.037527" calcext:value-type="float">
            <text:p>0.037527</text:p>
          </table:table-cell>
          <table:table-cell table:style-name="ce2"/>
          <table:table-cell table:number-columns-repeated="3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2.642645" calcext:value-type="float">
            <text:p>2.642645</text:p>
          </table:table-cell>
          <table:table-cell office:value-type="float" office:value="1.051893" calcext:value-type="float">
            <text:p>1.051893</text:p>
          </table:table-cell>
          <table:table-cell table:style-name="ce2" office:value-type="float" office:value="1.73008" calcext:value-type="float">
            <text:p>1.73008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2.777503" calcext:value-type="float">
            <text:p>2.777503</text:p>
          </table:table-cell>
          <table:table-cell office:value-type="float" office:value="0.663656" calcext:value-type="float">
            <text:p>0.663656</text:p>
          </table:table-cell>
          <table:table-cell table:style-name="ce2" office:value-type="float" office:value="1.659793" calcext:value-type="float">
            <text:p>1.659793</text:p>
          </table:table-cell>
          <table:table-cell office:value-type="float" office:value="1.83108" calcext:value-type="float">
            <text:p>1.83108</text:p>
          </table:table-cell>
          <table:table-cell office:value-type="string" calcext:value-type="string">
            <text:p>1.780358s</text:p>
          </table:table-cell>
          <table:table-cell office:value-type="string" calcext:value-type="string">
            <text:p>1.608338s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26.512308" calcext:value-type="float">
            <text:p>26.512308</text:p>
          </table:table-cell>
          <table:table-cell office:value-type="float" office:value="2.927308" calcext:value-type="float">
            <text:p>2.927308</text:p>
          </table:table-cell>
          <table:table-cell table:style-name="ce2" office:value-type="float" office:value="15.331564" calcext:value-type="float">
            <text:p>15.331564</text:p>
          </table:table-cell>
          <table:table-cell office:value-type="float" office:value="15.247052" calcext:value-type="float">
            <text:p>15.247052</text:p>
          </table:table-cell>
          <table:table-cell office:value-type="string" calcext:value-type="string">
            <text:p>15.150794s</text:p>
          </table:table-cell>
          <table:table-cell office:value-type="string" calcext:value-type="string">
            <text:p>13.383895s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/>
          <table:table-cell office:value-type="float" office:value="26.512308" calcext:value-type="float">
            <text:p>26.512308</text:p>
          </table:table-cell>
          <table:table-cell office:value-type="float" office:value="16.494534" calcext:value-type="float">
            <text:p>16.494534</text:p>
          </table:table-cell>
          <table:table-cell table:style-name="ce2" office:value-type="float" office:value="125.785019" calcext:value-type="float">
            <text:p>125.785019</text:p>
          </table:table-cell>
          <table:table-cell office:value-type="float" office:value="136.64024" calcext:value-type="float">
            <text:p>136.64024</text:p>
          </table:table-cell>
          <table:table-cell office:value-type="string" calcext:value-type="string">
            <text:p>130.437849s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2"/>
          <table:table-cell office:value-type="float" office:value="397.712096" calcext:value-type="float">
            <text:p>397.712096</text:p>
          </table:table-cell>
          <table:table-cell table:number-columns-repeated="4"/>
        </table:table-row>
        <table:table-row table:style-name="ro1" table:number-rows-repeated="49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6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6"/>
        </table:table-row>
      </table:table>
      <table:table table:name="GFlops MKL Vs TransParCacheAware Vs TransPar" table:style-name="ta1">
        <table:shapes>
          <draw:frame draw:z-index="0" draw:style-name="gr1" draw:text-style-name="P1" svg:width="20.26cm" svg:height="12.969cm" svg:x="4.377cm" svg:y="5.972cm">
            <draw:object draw:notify-on-update-of-ranges="'GFlops MKL Vs TransParCacheAware Vs TransPar'.A2:'GFlops MKL Vs TransParCacheAware Vs TransPar'.A8 'GFlops MKL Vs TransParCacheAware Vs TransPar'.B1:'GFlops MKL Vs TransParCacheAware Vs TransPar'.B1 'GFlops MKL Vs TransParCacheAware Vs TransPar'.B2:'GFlops MKL Vs TransParCacheAware Vs TransPar'.B8 'GFlops MKL Vs TransParCacheAware Vs TransPar'.A2:'GFlops MKL Vs TransParCacheAware Vs TransPar'.A8 'GFlops MKL Vs TransParCacheAware Vs TransPar'.C1:'GFlops MKL Vs TransParCacheAware Vs TransPar'.C1 'GFlops MKL Vs TransParCacheAware Vs TransPar'.C2:'GFlops MKL Vs TransParCacheAware Vs TransPar'.C8 'GFlops MKL Vs TransParCacheAware Vs TransPar'.A2:'GFlops MKL Vs TransParCacheAware Vs TransPar'.A8 'GFlops MKL Vs TransParCacheAware Vs TransPar'.D1:'GFlops MKL Vs TransParCacheAware Vs TransPar'.D1 'GFlops MKL Vs TransParCacheAware Vs TransPar'.D2:'GFlops MKL Vs TransParCacheAware Vs TransPar'.D8 'GFlops MKL Vs TransParCacheAware Vs TransPar'.A2:'GFlops MKL Vs TransParCacheAware Vs TransPar'.A8 'GFlops MKL Vs TransParCacheAware Vs TransPar'.E1:'GFlops MKL Vs TransParCacheAware Vs TransPar'.E1 'GFlops MKL Vs TransParCacheAware Vs TransPar'.E2:'GFlops MKL Vs TransParCacheAware Vs TransPar'.E8 'GFlops MKL Vs TransParCacheAware Vs TransPar'.A2:'GFlops MKL Vs TransParCacheAware Vs TransPar'.A8 'GFlops MKL Vs TransParCacheAware Vs TransPar'.F1:'GFlops MKL Vs TransParCacheAware Vs TransPar'.F1 'GFlops MKL Vs TransParCacheAware Vs TransPar'.F2:'GFlops MKL Vs TransParCacheAware Vs TransPar'.F8 'GFlops MKL Vs TransParCacheAware Vs TransPar'.A2:'GFlops MKL Vs TransParCacheAware Vs TransPar'.A8 'GFlops MKL Vs TransParCacheAware Vs TransPar'.G1:'GFlops MKL Vs TransParCacheAware Vs TransPar'.G1 'GFlops MKL Vs TransParCacheAware Vs TransPar'.G2:'GFlops MKL Vs TransParCacheAware Vs TransPar'.G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0" table:default-cell-style-name="ce5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KL</text:p>
          </table:table-cell>
          <table:table-cell table:style-name="ce3" office:value-type="string" calcext:value-type="string">
            <text:p>TransParCacheAwareHardCoded</text:p>
          </table:table-cell>
          <table:table-cell office:value-type="string" calcext:value-type="string">
            <text:p>TransParCacheAwareTiledFirstTry</text:p>
          </table:table-cell>
          <table:table-cell office:value-type="string" calcext:value-type="string">
            <text:p>TransParCacheAwareA(N)xB(1)</text:p>
          </table:table-cell>
          <table:table-cell office:value-type="string" calcext:value-type="string">
            <text:p>TransParCacheAwareA(N)xB(M)</text:p>
          </table:table-cell>
          <table:table-cell office:value-type="string" calcext:value-type="string">
            <text:p>TransPar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51.768046" calcext:value-type="float">
            <text:p>51.768046</text:p>
          </table:table-cell>
          <table:table-cell table:style-name="ce4" office:value-type="float" office:value="14.568349" calcext:value-type="float">
            <text:p>14.568349</text:p>
          </table:table-cell>
          <table:table-cell table:number-columns-repeated="3"/>
          <table:table-cell office:value-type="float" office:value="8.520692" calcext:value-type="float">
            <text:p>8.52069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7.486821" calcext:value-type="float">
            <text:p>57.486821</text:p>
          </table:table-cell>
          <table:table-cell office:value-type="float" office:value="13.41835" calcext:value-type="float">
            <text:p>13.41835</text:p>
          </table:table-cell>
          <table:table-cell office:value-type="float" office:value="10.176756" calcext:value-type="float">
            <text:p>10.176756</text:p>
          </table:table-cell>
          <table:table-cell office:value-type="float" office:value="12.440554" calcext:value-type="float">
            <text:p>12.440554</text:p>
          </table:table-cell>
          <table:table-cell office:value-type="float" office:value="11.840879" calcext:value-type="float">
            <text:p>11.840879</text:p>
          </table:table-cell>
          <table:table-cell office:value-type="float" office:value="9.249128" calcext:value-type="float">
            <text:p>9.249128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57.402427" calcext:value-type="float">
            <text:p>57.402427</text:p>
          </table:table-cell>
          <table:table-cell table:number-columns-repeated="4"/>
          <table:table-cell office:value-type="float" office:value="7.810354" calcext:value-type="float">
            <text:p>7.810354</text:p>
          </table:table-cell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16.310878" calcext:value-type="float">
            <text:p>16.310878</text:p>
          </table:table-cell>
          <table:table-cell office:value-type="float" office:value="14.122972" calcext:value-type="float">
            <text:p>14.122972</text:p>
          </table:table-cell>
          <table:table-cell table:number-columns-repeated="3"/>
          <table:table-cell office:value-type="float" office:value="6.492384" calcext:value-type="float">
            <text:p>6.492384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5.89049" calcext:value-type="float">
            <text:p>25.89049</text:p>
          </table:table-cell>
          <table:table-cell office:value-type="float" office:value="13.360119" calcext:value-type="float">
            <text:p>13.360119</text:p>
          </table:table-cell>
          <table:table-cell office:value-type="float" office:value="9.383627" calcext:value-type="float">
            <text:p>9.383627</text:p>
          </table:table-cell>
          <table:table-cell office:value-type="float" office:value="10.850361" calcext:value-type="float">
            <text:p>10.850361</text:p>
          </table:table-cell>
          <table:table-cell office:value-type="float" office:value="10.683383" calcext:value-type="float">
            <text:p>10.683383</text:p>
          </table:table-cell>
          <table:table-cell office:value-type="float" office:value="6.18629" calcext:value-type="float">
            <text:p>6.18629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6.957553" calcext:value-type="float">
            <text:p>46.957553</text:p>
          </table:table-cell>
          <table:table-cell office:value-type="float" office:value="10.422232" calcext:value-type="float">
            <text:p>10.422232</text:p>
          </table:table-cell>
          <table:table-cell office:value-type="float" office:value="9.015475" calcext:value-type="float">
            <text:p>9.015475</text:p>
          </table:table-cell>
          <table:table-cell office:value-type="float" office:value="11.335602" calcext:value-type="float">
            <text:p>11.335602</text:p>
          </table:table-cell>
          <table:table-cell office:value-type="float" office:value="10.270416" calcext:value-type="float">
            <text:p>10.270416</text:p>
          </table:table-cell>
          <table:table-cell office:value-type="float" office:value="5.184723" calcext:value-type="float">
            <text:p>5.184723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6.667961" calcext:value-type="float">
            <text:p>66.667961</text:p>
          </table:table-cell>
          <table:table-cell office:value-type="float" office:value="9.937489" calcext:value-type="float">
            <text:p>9.937489</text:p>
          </table:table-cell>
          <table:table-cell office:value-type="float" office:value="8.047974" calcext:value-type="float">
            <text:p>8.047974</text:p>
          </table:table-cell>
          <table:table-cell office:value-type="float" office:value="10.533248" calcext:value-type="float">
            <text:p>10.533248</text:p>
          </table:table-cell>
          <table:table-cell/>
          <table:table-cell office:value-type="float" office:value="4.871351" calcext:value-type="float">
            <text:p>4.871351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0:03:55.435336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5-04-10T10:05:53.628802699</dc:date>
    <meta:editing-duration>PT17H17M54S</meta:editing-duration>
    <meta:editing-cycles>24</meta:editing-cycles>
    <meta:generator>LibreOffice/4.2.7.2$Linux_X86_64 LibreOffice_project/420m0$Build-2</meta:generator>
    <meta:document-statistic meta:table-count="2" meta:cell-count="12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subtitle svg:x="11.873cm" svg:y="0.411cm" chart:style-name="ch2">
          <text:p>X/Y  Size of matrix/ Time taken in SECONDS</text:p>
        </chart:subtitle>
        <chart:legend chart:legend-position="end" svg:x="25.349cm" svg:y="8.739cm" style:legend-expansion="high" chart:style-name="ch3"/>
        <chart:plot-area chart:style-name="ch4" table:cell-range-address="Timings.A2:Timings.G8 Timings.B1:Timings.G1" chart:data-source-has-labels="row" svg:x="0.633cm" svg:y="1.531cm" svg:width="24.083cm" svg:height="18.624cm">
          <chartooo:coordinate-region svg:x="1.625cm" svg:y="1.73cm" svg:width="22.719cm" svg:height="17.7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8" chart:label-cell-address="Timings.B1:Timings.B1" chart:class="chart:scatter">
            <chart:domain table:cell-range-address="Timings.A2:Timings.A8"/>
            <chart:data-point chart:repeated="7"/>
          </chart:series>
          <chart:series chart:style-name="ch8" chart:values-cell-range-address="Timings.C2:Timings.C8" chart:label-cell-address="Timings.C1:Timings.C1" chart:class="chart:scatter">
            <chart:data-point chart:repeated="7"/>
          </chart:series>
          <chart:series chart:style-name="ch9" chart:values-cell-range-address="Timings.D2:Timings.D8" chart:label-cell-address="Timings.D1:Timings.D1" chart:class="chart:scatter">
            <chart:data-point chart:repeated="7"/>
          </chart:series>
          <chart:series chart:style-name="ch10" chart:values-cell-range-address="Timings.E2:Timings.E8" chart:label-cell-address="Timings.E1:Timings.E1" chart:class="chart:scatter">
            <chart:data-point chart:repeated="7"/>
          </chart:series>
          <chart:series chart:style-name="ch11" chart:values-cell-range-address="Timings.F2:Timings.F8" chart:label-cell-address="Timings.F1:Timings.F1" chart:class="chart:scatter">
            <chart:data-point chart:repeated="7"/>
          </chart:series>
          <chart:series chart:style-name="ch12" chart:values-cell-range-address="Timings.G2:Timings.G8" chart:label-cell-address="Timings.G1:Timings.G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  <table:table-cell office:value-type="string">
                <text:p>MKL</text:p>
                <draw:g>
                  <svg:desc>Timings.F1:Timings.F1</svg:desc>
                </draw:g>
              </table:table-cell>
              <table:table-cell office:value-type="string">
                <text:p>TransParCacheAwareHardCoded</text:p>
                <draw:g>
                  <svg:desc>Timings.G1:Timin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10.841291">
                <text:p>10.841291</text:p>
                <draw:g>
                  <svg:desc>Timings.B2:Timings.B8</svg:desc>
                </draw:g>
              </table:table-cell>
              <table:table-cell office:value-type="float" office:value="3.790082">
                <text:p>3.790082</text:p>
                <draw:g>
                  <svg:desc>Timings.C2:Timings.C8</svg:desc>
                </draw:g>
              </table:table-cell>
              <table:table-cell office:value-type="float" office:value="7.763722">
                <text:p>7.763722</text:p>
                <draw:g>
                  <svg:desc>Timings.D2:Timings.D8</svg:desc>
                </draw:g>
              </table:table-cell>
              <table:table-cell office:value-type="float" office:value="0.251329">
                <text:p>0.251329</text:p>
                <draw:g>
                  <svg:desc>Timings.E2:Timings.E8</svg:desc>
                </draw:g>
              </table:table-cell>
              <table:table-cell office:value-type="float" office:value="0.041367">
                <text:p>0.041367</text:p>
                <draw:g>
                  <svg:desc>Timings.F2:Timings.F8</svg:desc>
                </draw:g>
              </table:table-cell>
              <table:table-cell office:value-type="float" office:value="0.197479">
                <text:p>0.197479</text:p>
                <draw:g>
                  <svg:desc>Timings.G2:Timings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  <table:table-cell office:value-type="float" office:value="0.037361">
                <text:p>0.037361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  <table:table-cell office:value-type="float" office:value="0.037527">
                <text:p>0.03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  <table:table-cell office:value-type="float" office:value="1.051893">
                <text:p>1.051893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  <table:table-cell office:value-type="float" office:value="0.663656">
                <text:p>0.663656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  <table:table-cell office:value-type="float" office:value="2.927308">
                <text:p>2.927308</text:p>
              </table:table-cell>
              <table:table-cell office:value-type="float" office:value="15.331564">
                <text:p>15.33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2876.977203">
                <text:p>2876.977203</text:p>
              </table:table-cell>
              <table:table-cell office:value-type="float" office:value="1901.538127">
                <text:p>1901.538127</text:p>
              </table:table-cell>
              <table:table-cell office:value-type="float" office:value="NaN">
                <text:p>NaN</text:p>
              </table:table-cell>
              <table:table-cell office:value-type="float" office:value="26.512308">
                <text:p>26.512308</text:p>
              </table:table-cell>
              <table:table-cell office:value-type="float" office:value="16.494534">
                <text:p>16.494534</text:p>
              </table:table-cell>
              <table:table-cell office:value-type="float" office:value="125.785019">
                <text:p>125.785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subtitle svg:x="7.265cm" svg:y="0.18cm" chart:style-name="ch2">
          <text:p>sub-title</text:p>
        </chart:subtitle>
        <chart:legend chart:legend-position="end" svg:x="10.285cm" svg:y="3.955cm" style:legend-expansion="high" chart:style-name="ch3"/>
        <chart:plot-area chart:style-name="ch4" table:cell-range-address="Timings.A2:Timings.B7 Timings.B1:Timings.B1 Timings.D1:Timings.D7" chart:data-source-has-labels="row" svg:x="0.32cm" svg:y="1.069cm" svg:width="9.645cm" svg:height="7.757cm">
          <chartooo:coordinate-region svg:x="1.127cm" svg:y="1.269cm" svg:width="8.466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D2:Timings.D7" chart:label-cell-address="Timings.D1:Timings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476cm" svg:y="3.952cm" style:legend-expansion="high" chart:style-name="ch3"/>
        <chart:plot-area chart:style-name="ch4" table:cell-range-address="Timings.A2:Timings.A7 Timings.C1:Timings.C7 Timings.E1:Timings.E7" chart:data-source-has-labels="row" svg:x="0.32cm" svg:y="1.069cm" svg:width="9.836cm" svg:height="7.751cm">
          <chartooo:coordinate-region svg:x="1.127cm" svg:y="1.268cm" svg:width="8.657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7" chart:label-cell-address="Timings.C1:Timings.C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264cm" svg:y="3.952cm" style:legend-expansion="high" chart:style-name="ch3"/>
        <chart:plot-area chart:style-name="ch4" table:cell-range-address="Timings.A2:Timings.C7 Timings.B1:Timings.C1" chart:data-source-has-labels="row" svg:x="0.32cm" svg:y="1.069cm" svg:width="9.624cm" svg:height="7.751cm">
          <chartooo:coordinate-region svg:x="1.127cm" svg:y="1.268cm" svg:width="8.445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omain table:cell-range-address="Timings.A2:Timings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subtitle svg:x="7.252cm" svg:y="0.18cm" chart:style-name="ch2">
          <text:p>sub-title</text:p>
        </chart:subtitle>
        <chart:legend chart:legend-position="end" svg:x="10.602cm" svg:y="3.954cm" style:legend-expansion="high" chart:style-name="ch3"/>
        <chart:plot-area chart:style-name="ch4" table:cell-range-address="Timings.A2:Timings.A7 Timings.D1:Timings.E7" chart:data-source-has-labels="row" svg:x="0.319cm" svg:y="1.069cm" svg:width="9.964cm" svg:height="7.756cm">
          <chartooo:coordinate-region svg:x="1.126cm" svg:y="1.268cm" svg:width="8.785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D2:Timings.D7" chart:label-cell-address="Timings.D1:Timings.D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61cm" svg:height="12.97cm" xlink:href=".." xlink:type="simple" chart:class="chart:scatter" chart:style-name="ch1">
        <chart:subtitle svg:x="6.17cm" svg:y="0.259cm" chart:style-name="ch2">
          <text:p>X/Y  Size of matrix/ Time taken in SECONDS</text:p>
        </chart:subtitle>
        <chart:legend chart:legend-position="end" svg:x="13.758cm" svg:y="4.941cm" style:legend-expansion="high" chart:style-name="ch3"/>
        <chart:plot-area chart:style-name="ch4" table:cell-range-address="'GFlops MKL Vs TransParCacheAware Vs TransPar'.A2:'GFlops MKL Vs TransParCacheAware Vs TransPar'.G8 'GFlops MKL Vs TransParCacheAware Vs TransPar'.B1:'GFlops MKL Vs TransParCacheAware Vs TransPar'.G1" chart:data-source-has-labels="row" svg:x="0.405cm" svg:y="1.227cm" svg:width="12.948cm" svg:height="11.484cm">
          <chartooo:coordinate-region svg:x="1.026cm" svg:y="1.426cm" svg:width="11.955cm" svg:height="10.6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GFlops MKL Vs TransParCacheAware Vs TransPar'.B2:'GFlops MKL Vs TransParCacheAware Vs TransPar'.B8" chart:label-cell-address="'GFlops MKL Vs TransParCacheAware Vs TransPar'.B1:'GFlops MKL Vs TransParCacheAware Vs TransPar'.B1" chart:class="chart:scatter">
            <chart:domain table:cell-range-address="'GFlops MKL Vs TransParCacheAware Vs TransPar'.A2:'GFlops MKL Vs TransParCacheAware Vs TransPar'.A8"/>
            <chart:data-point chart:repeated="7"/>
          </chart:series>
          <chart:series chart:style-name="ch8" chart:values-cell-range-address="'GFlops MKL Vs TransParCacheAware Vs TransPar'.C2:'GFlops MKL Vs TransParCacheAware Vs TransPar'.C8" chart:label-cell-address="'GFlops MKL Vs TransParCacheAware Vs TransPar'.C1:'GFlops MKL Vs TransParCacheAware Vs TransPar'.C1" chart:class="chart:scatter">
            <chart:data-point chart:repeated="7"/>
          </chart:series>
          <chart:series chart:style-name="ch9" chart:values-cell-range-address="'GFlops MKL Vs TransParCacheAware Vs TransPar'.D2:'GFlops MKL Vs TransParCacheAware Vs TransPar'.D8" chart:label-cell-address="'GFlops MKL Vs TransParCacheAware Vs TransPar'.D1:'GFlops MKL Vs TransParCacheAware Vs TransPar'.D1" chart:class="chart:scatter">
            <chart:data-point chart:repeated="7"/>
          </chart:series>
          <chart:series chart:style-name="ch10" chart:values-cell-range-address="'GFlops MKL Vs TransParCacheAware Vs TransPar'.E2:'GFlops MKL Vs TransParCacheAware Vs TransPar'.E8" chart:label-cell-address="'GFlops MKL Vs TransParCacheAware Vs TransPar'.E1:'GFlops MKL Vs TransParCacheAware Vs TransPar'.E1" chart:class="chart:scatter">
            <chart:data-point chart:repeated="7"/>
          </chart:series>
          <chart:series chart:style-name="ch11" chart:values-cell-range-address="'GFlops MKL Vs TransParCacheAware Vs TransPar'.F2:'GFlops MKL Vs TransParCacheAware Vs TransPar'.F8" chart:label-cell-address="'GFlops MKL Vs TransParCacheAware Vs TransPar'.F1:'GFlops MKL Vs TransParCacheAware Vs TransPar'.F1" chart:class="chart:scatter">
            <chart:data-point chart:repeated="7"/>
          </chart:series>
          <chart:series chart:style-name="ch12" chart:values-cell-range-address="'GFlops MKL Vs TransParCacheAware Vs TransPar'.G2:'GFlops MKL Vs TransParCacheAware Vs TransPar'.G8" chart:label-cell-address="'GFlops MKL Vs TransParCacheAware Vs TransPar'.G1:'GFlops MKL Vs TransParCacheAware Vs TransPar'.G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KL</text:p>
                <draw:g>
                  <svg:desc>'GFlops MKL Vs TransParCacheAware Vs TransPar'.B1:'GFlops MKL Vs TransParCacheAware Vs TransPar'.B1</svg:desc>
                </draw:g>
              </table:table-cell>
              <table:table-cell office:value-type="string">
                <text:p>TransParCacheAwareHardCoded</text:p>
                <draw:g>
                  <svg:desc>'GFlops MKL Vs TransParCacheAware Vs TransPar'.C1:'GFlops MKL Vs TransParCacheAware Vs TransPar'.C1</svg:desc>
                </draw:g>
              </table:table-cell>
              <table:table-cell office:value-type="string">
                <text:p>TransParCacheAwareTiledFirstTry</text:p>
                <draw:g>
                  <svg:desc>'GFlops MKL Vs TransParCacheAware Vs TransPar'.D1:'GFlops MKL Vs TransParCacheAware Vs TransPar'.D1</svg:desc>
                </draw:g>
              </table:table-cell>
              <table:table-cell office:value-type="string">
                <text:p>TransParCacheAwareA(N)xB(1)</text:p>
                <draw:g>
                  <svg:desc>'GFlops MKL Vs TransParCacheAware Vs TransPar'.E1:'GFlops MKL Vs TransParCacheAware Vs TransPar'.E1</svg:desc>
                </draw:g>
              </table:table-cell>
              <table:table-cell office:value-type="string">
                <text:p>TransParCacheAwareA(N)xB(M)</text:p>
                <draw:g>
                  <svg:desc>'GFlops MKL Vs TransParCacheAware Vs TransPar'.F1:'GFlops MKL Vs TransParCacheAware Vs TransPar'.F1</svg:desc>
                </draw:g>
              </table:table-cell>
              <table:table-cell office:value-type="string">
                <text:p>TransPar</text:p>
                <draw:g>
                  <svg:desc>'GFlops MKL Vs TransParCacheAware Vs TransPar'.G1:'GFlops MKL Vs TransParCacheAware Vs TransPa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'GFlops MKL Vs TransParCacheAware Vs TransPar'.A2:'GFlops MKL Vs TransParCacheAware Vs TransPar'.A8</svg:desc>
                </draw:g>
              </table:table-cell>
              <table:table-cell office:value-type="float" office:value="51.768046">
                <text:p>51.768046</text:p>
                <draw:g>
                  <svg:desc>'GFlops MKL Vs TransParCacheAware Vs TransPar'.B2:'GFlops MKL Vs TransParCacheAware Vs TransPar'.B8</svg:desc>
                </draw:g>
              </table:table-cell>
              <table:table-cell office:value-type="float" office:value="14.568349">
                <text:p>14.568349</text:p>
                <draw:g>
                  <svg:desc>'GFlops MKL Vs TransParCacheAware Vs TransPar'.C2:'GFlops MKL Vs TransParCacheAware Vs TransPar'.C8</svg:desc>
                </draw:g>
              </table:table-cell>
              <table:table-cell office:value-type="float" office:value="NaN">
                <text:p>NaN</text:p>
                <draw:g>
                  <svg:desc>'GFlops MKL Vs TransParCacheAware Vs TransPar'.D2:'GFlops MKL Vs TransParCacheAware Vs TransPar'.D8</svg:desc>
                </draw:g>
              </table:table-cell>
              <table:table-cell office:value-type="float" office:value="NaN">
                <text:p>NaN</text:p>
                <draw:g>
                  <svg:desc>'GFlops MKL Vs TransParCacheAware Vs TransPar'.E2:'GFlops MKL Vs TransParCacheAware Vs TransPar'.E8</svg:desc>
                </draw:g>
              </table:table-cell>
              <table:table-cell office:value-type="float" office:value="NaN">
                <text:p>NaN</text:p>
                <draw:g>
                  <svg:desc>'GFlops MKL Vs TransParCacheAware Vs TransPar'.F2:'GFlops MKL Vs TransParCacheAware Vs TransPar'.F8</svg:desc>
                </draw:g>
              </table:table-cell>
              <table:table-cell office:value-type="float" office:value="8.520692">
                <text:p>8.520692</text:p>
                <draw:g>
                  <svg:desc>'GFlops MKL Vs TransParCacheAware Vs TransPar'.G2:'GFlops MKL Vs TransParCacheAware Vs TransPar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7.486821">
                <text:p>57.486821</text:p>
              </table:table-cell>
              <table:table-cell office:value-type="float" office:value="13.41835">
                <text:p>13.41835</text:p>
              </table:table-cell>
              <table:table-cell office:value-type="float" office:value="10.176756">
                <text:p>10.176756</text:p>
              </table:table-cell>
              <table:table-cell office:value-type="float" office:value="12.440554">
                <text:p>12.440554</text:p>
              </table:table-cell>
              <table:table-cell office:value-type="float" office:value="11.840879">
                <text:p>11.840879</text:p>
              </table:table-cell>
              <table:table-cell office:value-type="float" office:value="9.249128">
                <text:p>9.249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7.402427">
                <text:p>57.40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0354">
                <text:p>7.810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6.310878">
                <text:p>16.310878</text:p>
              </table:table-cell>
              <table:table-cell office:value-type="float" office:value="14.122972">
                <text:p>14.12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2384">
                <text:p>6.49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5.89049">
                <text:p>25.89049</text:p>
              </table:table-cell>
              <table:table-cell office:value-type="float" office:value="13.360119">
                <text:p>13.360119</text:p>
              </table:table-cell>
              <table:table-cell office:value-type="float" office:value="9.383627">
                <text:p>9.383627</text:p>
              </table:table-cell>
              <table:table-cell office:value-type="float" office:value="10.850361">
                <text:p>10.850361</text:p>
              </table:table-cell>
              <table:table-cell office:value-type="float" office:value="10.683383">
                <text:p>10.683383</text:p>
              </table:table-cell>
              <table:table-cell office:value-type="float" office:value="6.18629">
                <text:p>6.18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46.957553">
                <text:p>46.957553</text:p>
              </table:table-cell>
              <table:table-cell office:value-type="float" office:value="10.422232">
                <text:p>10.422232</text:p>
              </table:table-cell>
              <table:table-cell office:value-type="float" office:value="9.015475">
                <text:p>9.015475</text:p>
              </table:table-cell>
              <table:table-cell office:value-type="float" office:value="11.335602">
                <text:p>11.335602</text:p>
              </table:table-cell>
              <table:table-cell office:value-type="float" office:value="10.270416">
                <text:p>10.270416</text:p>
              </table:table-cell>
              <table:table-cell office:value-type="float" office:value="5.184723">
                <text:p>5.184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66.667961">
                <text:p>66.667961</text:p>
              </table:table-cell>
              <table:table-cell office:value-type="float" office:value="9.937489">
                <text:p>9.937489</text:p>
              </table:table-cell>
              <table:table-cell office:value-type="float" office:value="8.047974">
                <text:p>8.047974</text:p>
              </table:table-cell>
              <table:table-cell office:value-type="float" office:value="10.533248">
                <text:p>10.533248</text:p>
              </table:table-cell>
              <table:table-cell office:value-type="float" office:value="NaN">
                <text:p>NaN</text:p>
              </table:table-cell>
              <table:table-cell office:value-type="float" office:value="4.871351">
                <text:p>4.8713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